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fo:min-height="0.353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705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353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draw:stroke="none" svg:stroke-color="#000000" draw:fill="none" draw:fill-color="#ffffff" fo:min-height="0.705cm"/>
    </style:style>
    <style:style style:name="gr10" style:family="graphic" style:parent-style-name="standard">
      <style:graphic-properties draw:stroke="none" svg:stroke-color="#000000" draw:fill="none" draw:fill-color="#ffffff" fo:min-height="1.05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3" style:family="paragraph">
      <style:text-properties fo:font-size="9pt" fo:font-weight="bold" style:font-size-asian="9pt" style:font-weight-asian="bold" style:font-size-complex="9pt" style:font-weight-complex="bold"/>
    </style:style>
    <style:style style:name="P4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9pt" style:font-size-asian="9pt" style:font-size-complex="9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.683cm" svg:height="1.778cm" svg:x="9.89cm" svg:y="4.302cm">
          <text:p text:style-name="P1"><text:span text:style-name="T1">End of road</text:span></text:p>
        </draw:rect>
        <draw:rect draw:style-name="gr1" draw:text-style-name="P2" draw:layer="layout" svg:width="3.556cm" svg:height="1.651cm" svg:x="4.429cm" svg:y="4.429cm">
          <text:p text:style-name="P1"><text:span text:style-name="T1">Up a hill still in forest</text:span></text:p>
        </draw:rect>
        <draw:line draw:style-name="gr2" draw:text-style-name="P2" draw:layer="layout" svg:x1="9.89cm" svg:y1="4.937cm" svg:x2="7.985cm" svg:y2="4.937cm">
          <text:p/>
        </draw:line>
        <draw:frame draw:style-name="gr3" draw:text-style-name="P3" draw:layer="layout" svg:width="1.397cm" svg:height="0.653cm" svg:x="8.239cm" svg:y="4.302cm">
          <draw:text-box>
            <text:p><text:span text:style-name="T2">West</text:span></text:p>
          </draw:text-box>
        </draw:frame>
        <draw:line draw:style-name="gr2" draw:text-style-name="P2" draw:layer="layout" svg:x1="7.985cm" svg:y1="5.445cm" svg:x2="9.89cm" svg:y2="5.445cm">
          <text:p/>
        </draw:line>
        <draw:frame draw:style-name="gr3" draw:text-style-name="P3" draw:layer="layout" svg:width="1.397cm" svg:height="0.653cm" svg:x="8.874cm" svg:y="5.826cm">
          <draw:text-box>
            <text:p><text:span text:style-name="T2">East</text:span></text:p>
          </draw:text-box>
        </draw:frame>
        <draw:rect draw:style-name="gr1" draw:text-style-name="P2" draw:layer="layout" svg:width="3.683cm" svg:height="1.778cm" svg:x="15.478cm" svg:y="1.381cm">
          <text:p text:style-name="P1"><text:span text:style-name="T1">House</text:span></text:p>
          <text:p text:style-name="P1"><text:span text:style-name="T1">Keys, food, water, lamp</text:span></text:p>
        </draw:rect>
        <draw:line draw:style-name="gr2" draw:text-style-name="P2" draw:layer="layout" svg:x1="16.748cm" svg:y1="4.302cm" svg:x2="16.748cm" svg:y2="3.159cm">
          <text:p/>
        </draw:line>
        <draw:frame draw:style-name="gr3" draw:text-style-name="P3" draw:layer="layout" svg:width="1.397cm" svg:height="0.653cm" svg:x="15.224cm" svg:y="3.413cm">
          <draw:text-box>
            <text:p><text:span text:style-name="T2">Enter</text:span></text:p>
          </draw:text-box>
        </draw:frame>
        <draw:frame draw:style-name="gr3" draw:text-style-name="P3" draw:layer="layout" svg:width="1.524cm" svg:height="0.653cm" svg:x="17.383cm" svg:y="3.395cm">
          <draw:text-box>
            <text:p><text:span text:style-name="T2">Leave</text:span></text:p>
          </draw:text-box>
        </draw:frame>
        <draw:line draw:style-name="gr2" draw:text-style-name="P2" draw:layer="layout" svg:x1="17.256cm" svg:y1="3.159cm" svg:x2="17.256cm" svg:y2="4.302cm">
          <text:p/>
        </draw:line>
        <draw:rect draw:style-name="gr1" draw:text-style-name="P2" draw:layer="layout" svg:width="3.683cm" svg:height="1.778cm" svg:x="9.89cm" svg:y="7.096cm">
          <text:p text:style-name="P1"><text:span text:style-name="T1">Valley</text:span></text:p>
        </draw:rect>
        <draw:line draw:style-name="gr2" draw:text-style-name="P2" draw:layer="layout" svg:x1="11.287cm" svg:y1="7.096cm" svg:x2="11.287cm" svg:y2="6.08cm">
          <text:p/>
        </draw:line>
        <draw:frame draw:style-name="gr3" draw:text-style-name="P3" draw:layer="layout" svg:width="2.032cm" svg:height="0.653cm" svg:x="9.128cm" svg:y="6.334cm">
          <draw:text-box>
            <text:p><text:span text:style-name="T2">Upstream</text:span></text:p>
          </draw:text-box>
        </draw:frame>
        <draw:frame draw:style-name="gr3" draw:text-style-name="P3" draw:layer="layout" svg:width="2.54cm" svg:height="0.653cm" svg:x="11.541cm" svg:y="6.316cm">
          <draw:text-box>
            <text:p><text:span text:style-name="T2">Downstream</text:span></text:p>
          </draw:text-box>
        </draw:frame>
        <draw:line draw:style-name="gr2" draw:text-style-name="P2" draw:layer="layout" svg:x1="11.668cm" svg:y1="6.08cm" svg:x2="11.668cm" svg:y2="7.096cm">
          <text:p/>
        </draw:line>
        <draw:rect draw:style-name="gr1" draw:text-style-name="P2" draw:layer="layout" svg:width="3.683cm" svg:height="1.778cm" svg:x="15.605cm" svg:y="9.763cm">
          <text:p text:style-name="P1"><text:span text:style-name="T1">Slit in Rock</text:span></text:p>
        </draw:rect>
        <draw:line draw:style-name="gr2" draw:text-style-name="P2" draw:layer="layout" svg:x1="17.002cm" svg:y1="9.763cm" svg:x2="17.002cm" svg:y2="8.747cm">
          <text:p/>
        </draw:line>
        <draw:frame draw:style-name="gr3" draw:text-style-name="P3" draw:layer="layout" svg:width="2.032cm" svg:height="0.653cm" svg:x="14.843cm" svg:y="9.001cm">
          <draw:text-box>
            <text:p><text:span text:style-name="T2">Upstream</text:span></text:p>
          </draw:text-box>
        </draw:frame>
        <draw:frame draw:style-name="gr3" draw:text-style-name="P3" draw:layer="layout" svg:width="2.54cm" svg:height="0.653cm" svg:x="13.446cm" svg:y="8.112cm">
          <draw:text-box>
            <text:p><text:span text:style-name="T2">Downstream</text:span></text:p>
          </draw:text-box>
        </draw:frame>
        <draw:line draw:style-name="gr2" draw:text-style-name="P2" draw:layer="layout" svg:x1="17.383cm" svg:y1="8.239cm" svg:x2="17.383cm" svg:y2="9.763cm">
          <text:p/>
        </draw:line>
        <draw:rect draw:style-name="gr1" draw:text-style-name="P2" draw:layer="layout" svg:width="3.683cm" svg:height="1.778cm" svg:x="15.605cm" svg:y="12.557cm">
          <text:p text:style-name="P1"><text:span text:style-name="T1">Grate</text:span></text:p>
        </draw:rect>
        <draw:frame draw:style-name="gr3" draw:text-style-name="P3" draw:layer="layout" svg:width="2.032cm" svg:height="0.653cm" svg:x="14.843cm" svg:y="11.922cm">
          <draw:text-box>
            <text:p><text:span text:style-name="T2">Upstream</text:span></text:p>
          </draw:text-box>
        </draw:frame>
        <draw:frame draw:style-name="gr3" draw:text-style-name="P3" draw:layer="layout" svg:width="2.54cm" svg:height="0.653cm" svg:x="17.51cm" svg:y="11.904cm">
          <draw:text-box>
            <text:p><text:span text:style-name="T2">Downstream</text:span></text:p>
          </draw:text-box>
        </draw:frame>
        <draw:line draw:style-name="gr2" draw:text-style-name="P2" draw:layer="layout" svg:x1="17.002cm" svg:y1="12.557cm" svg:x2="17.002cm" svg:y2="11.541cm">
          <text:p/>
        </draw:line>
        <draw:line draw:style-name="gr2" draw:text-style-name="P2" draw:layer="layout" svg:x1="17.383cm" svg:y1="11.541cm" svg:x2="17.383cm" svg:y2="12.557cm">
          <text:p/>
        </draw:line>
        <draw:rect draw:style-name="gr1" draw:text-style-name="P2" draw:layer="layout" svg:width="3.683cm" svg:height="1.778cm" svg:x="15.605cm" svg:y="15.351cm">
          <text:p text:style-name="P1"><text:span text:style-name="T1">Grate</text:span></text:p>
        </draw:rect>
        <draw:frame draw:style-name="gr3" draw:text-style-name="P3" draw:layer="layout" svg:width="1.016cm" svg:height="0.653cm" svg:x="15.859cm" svg:y="14.698cm">
          <draw:text-box>
            <text:p><text:span text:style-name="T2">Up</text:span></text:p>
          </draw:text-box>
        </draw:frame>
        <draw:line draw:style-name="gr2" draw:text-style-name="P2" draw:layer="layout" svg:x1="17.002cm" svg:y1="15.351cm" svg:x2="17.002cm" svg:y2="14.335cm">
          <text:p/>
        </draw:line>
        <draw:line draw:style-name="gr2" draw:text-style-name="P2" draw:layer="layout" svg:x1="17.383cm" svg:y1="14.335cm" svg:x2="17.383cm" svg:y2="15.351cm">
          <text:p/>
        </draw:line>
        <draw:frame draw:style-name="gr3" draw:text-style-name="P3" draw:layer="layout" svg:width="1.397cm" svg:height="0.653cm" svg:x="17.51cm" svg:y="14.698cm">
          <draw:text-box>
            <text:p><text:span text:style-name="T2">Down</text:span></text:p>
          </draw:text-box>
        </draw:frame>
        <draw:rect draw:style-name="gr1" draw:text-style-name="P2" draw:layer="layout" svg:width="3.556cm" svg:height="1.651cm" svg:x="10.144cm" svg:y="15.478cm">
          <text:p text:style-name="P1"><text:span text:style-name="T1">Cobble crawl</text:span></text:p>
          <text:p text:style-name="P1"><text:span text:style-name="T1">Cage</text:span></text:p>
        </draw:rect>
        <draw:line draw:style-name="gr2" draw:text-style-name="P2" draw:layer="layout" svg:x1="15.605cm" svg:y1="15.986cm" svg:x2="13.7cm" svg:y2="15.986cm">
          <text:p/>
        </draw:line>
        <draw:frame draw:style-name="gr3" draw:text-style-name="P3" draw:layer="layout" svg:width="1.397cm" svg:height="0.653cm" svg:x="13.954cm" svg:y="15.351cm">
          <draw:text-box>
            <text:p><text:span text:style-name="T2">West</text:span></text:p>
          </draw:text-box>
        </draw:frame>
        <draw:line draw:style-name="gr2" draw:text-style-name="P2" draw:layer="layout" svg:x1="13.7cm" svg:y1="16.494cm" svg:x2="15.605cm" svg:y2="16.494cm">
          <text:p/>
        </draw:line>
        <draw:frame draw:style-name="gr3" draw:text-style-name="P3" draw:layer="layout" svg:width="1.397cm" svg:height="0.653cm" svg:x="13.954cm" svg:y="16.476cm">
          <draw:text-box>
            <text:p><text:span text:style-name="T2">East</text:span></text:p>
          </draw:text-box>
        </draw:frame>
        <draw:rect draw:style-name="gr1" draw:text-style-name="P2" draw:layer="layout" svg:width="3.556cm" svg:height="1.651cm" svg:x="4.683cm" svg:y="15.478cm">
          <text:p text:style-name="P1"><text:span text:style-name="T1">Debris room</text:span></text:p>
          <text:p text:style-name="P1"><text:span text:style-name="T1">Rod</text:span></text:p>
        </draw:rect>
        <draw:line draw:style-name="gr2" draw:text-style-name="P2" draw:layer="layout" svg:x1="10.144cm" svg:y1="15.986cm" svg:x2="8.239cm" svg:y2="15.986cm">
          <text:p/>
        </draw:line>
        <draw:frame draw:style-name="gr3" draw:text-style-name="P3" draw:layer="layout" svg:width="1.397cm" svg:height="0.653cm" svg:x="8.493cm" svg:y="15.351cm">
          <draw:text-box>
            <text:p><text:span text:style-name="T2">West</text:span></text:p>
          </draw:text-box>
        </draw:frame>
        <draw:line draw:style-name="gr2" draw:text-style-name="P2" draw:layer="layout" svg:x1="8.239cm" svg:y1="16.494cm" svg:x2="10.144cm" svg:y2="16.494cm">
          <text:p/>
        </draw:line>
        <draw:frame draw:style-name="gr3" draw:text-style-name="P3" draw:layer="layout" svg:width="1.397cm" svg:height="0.653cm" svg:x="8.493cm" svg:y="16.476cm">
          <draw:text-box>
            <text:p><text:span text:style-name="T2">East</text:span></text:p>
          </draw:text-box>
        </draw:frame>
        <draw:rect draw:style-name="gr1" draw:text-style-name="P2" draw:layer="layout" svg:width="3.683cm" svg:height="1.778cm" svg:x="4.683cm" svg:y="18.018cm">
          <text:p text:style-name="P1"><text:span text:style-name="T1">East/west canyon</text:span></text:p>
        </draw:rect>
        <draw:line draw:style-name="gr2" draw:text-style-name="P2" draw:layer="layout" svg:x1="6.08cm" svg:y1="18.018cm" svg:x2="6.08cm" svg:y2="17.002cm">
          <text:p/>
        </draw:line>
        <draw:frame draw:style-name="gr3" draw:text-style-name="P3" draw:layer="layout" svg:width="1.27cm" svg:height="0.653cm" svg:x="4.556cm" svg:y="17.256cm">
          <draw:text-box>
            <text:p><text:span text:style-name="T2">East</text:span></text:p>
          </draw:text-box>
        </draw:frame>
        <draw:line draw:style-name="gr2" draw:text-style-name="P2" draw:layer="layout" svg:x1="6.461cm" svg:y1="17.002cm" svg:x2="6.461cm" svg:y2="18.018cm">
          <text:p/>
        </draw:line>
        <draw:frame draw:style-name="gr3" draw:text-style-name="P3" draw:layer="layout" svg:width="1.524cm" svg:height="0.653cm" svg:x="6.715cm" svg:y="17.256cm">
          <draw:text-box>
            <text:p><text:span text:style-name="T2">West</text:span></text:p>
          </draw:text-box>
        </draw:frame>
        <draw:rect draw:style-name="gr1" draw:text-style-name="P2" draw:layer="layout" svg:width="3.556cm" svg:height="1.651cm" svg:x="10.144cm" svg:y="18.018cm">
          <text:p text:style-name="P1"><text:span text:style-name="T1">Splendid chamber</text:span></text:p>
          <text:p text:style-name="P1"><text:span text:style-name="T1">Bird</text:span></text:p>
        </draw:rect>
        <draw:line draw:style-name="gr2" draw:text-style-name="P2" draw:layer="layout" svg:x1="15.605cm" svg:y1="18.526cm" svg:x2="13.7cm" svg:y2="18.526cm">
          <text:p/>
        </draw:line>
        <draw:frame draw:style-name="gr3" draw:text-style-name="P3" draw:layer="layout" svg:width="1.397cm" svg:height="0.653cm" svg:x="13.954cm" svg:y="17.891cm">
          <draw:text-box>
            <text:p><text:span text:style-name="T2">East</text:span></text:p>
          </draw:text-box>
        </draw:frame>
        <draw:line draw:style-name="gr2" draw:text-style-name="P2" draw:layer="layout" svg:x1="13.7cm" svg:y1="19.034cm" svg:x2="15.605cm" svg:y2="19.034cm">
          <text:p/>
        </draw:line>
        <draw:frame draw:style-name="gr3" draw:text-style-name="P3" draw:layer="layout" svg:width="1.397cm" svg:height="0.653cm" svg:x="13.954cm" svg:y="19.016cm">
          <draw:text-box>
            <text:p><text:span text:style-name="T2">West</text:span></text:p>
          </draw:text-box>
        </draw:frame>
        <draw:line draw:style-name="gr2" draw:text-style-name="P2" draw:layer="layout" svg:x1="10.144cm" svg:y1="18.526cm" svg:x2="8.239cm" svg:y2="18.526cm">
          <text:p/>
        </draw:line>
        <draw:frame draw:style-name="gr3" draw:text-style-name="P3" draw:layer="layout" svg:width="1.397cm" svg:height="0.653cm" svg:x="8.493cm" svg:y="17.891cm">
          <draw:text-box>
            <text:p><text:span text:style-name="T2">East</text:span></text:p>
          </draw:text-box>
        </draw:frame>
        <draw:line draw:style-name="gr2" draw:text-style-name="P2" draw:layer="layout" svg:x1="8.239cm" svg:y1="19.034cm" svg:x2="10.144cm" svg:y2="19.034cm">
          <text:p/>
        </draw:line>
        <draw:frame draw:style-name="gr3" draw:text-style-name="P3" draw:layer="layout" svg:width="1.397cm" svg:height="0.653cm" svg:x="8.493cm" svg:y="19.016cm">
          <draw:text-box>
            <text:p><text:span text:style-name="T2">West</text:span></text:p>
          </draw:text-box>
        </draw:frame>
        <draw:rect draw:style-name="gr1" draw:text-style-name="P2" draw:layer="layout" svg:width="3.556cm" svg:height="1.651cm" svg:x="15.605cm" svg:y="18.018cm">
          <text:p text:style-name="P1"><text:span text:style-name="T1">Small pit</text:span></text:p>
        </draw:rect>
        <draw:line draw:style-name="gr2" draw:text-style-name="P2" draw:layer="layout" svg:x1="17.002cm" svg:y1="23.225cm" svg:x2="17.002cm" svg:y2="19.595cm">
          <text:p/>
        </draw:line>
        <draw:frame draw:style-name="gr4" draw:text-style-name="P3" draw:layer="layout" svg:width="1.27cm" svg:height="1.005cm" svg:x="15.478cm" svg:y="19.849cm">
          <draw:text-box>
            <text:p><text:span text:style-name="T2">Up / East</text:span></text:p>
          </draw:text-box>
        </draw:frame>
        <draw:line draw:style-name="gr2" draw:text-style-name="P2" draw:layer="layout" svg:x1="17.383cm" svg:y1="19.595cm" svg:x2="17.383cm" svg:y2="23.225cm">
          <text:p/>
        </draw:line>
        <draw:frame draw:style-name="gr3" draw:text-style-name="P3" draw:layer="layout" svg:width="1.524cm" svg:height="0.653cm" svg:x="17.637cm" svg:y="19.905cm">
          <draw:text-box>
            <text:p><text:span text:style-name="T2">Down</text:span></text:p>
          </draw:text-box>
        </draw:frame>
        <draw:rect draw:style-name="gr1" draw:text-style-name="P2" draw:layer="layout" svg:width="3.556cm" svg:height="1.651cm" svg:x="15.859cm" svg:y="23.225cm">
          <text:p text:style-name="P1"><text:span text:style-name="T1">Hall of mists</text:span></text:p>
        </draw:rect>
        <draw:rect draw:style-name="gr1" draw:text-style-name="P2" draw:layer="layout" svg:width="3.556cm" svg:height="1.651cm" svg:x="10.398cm" svg:y="23.225cm">
          <text:p text:style-name="P1"><text:span text:style-name="T1">East bank of fissure</text:span></text:p>
          <text:p text:style-name="P1"><text:span text:style-name="T1">Strike fissure to</text:span></text:p>
          <text:p text:style-name="P1"><text:span text:style-name="T1">spawn bridge</text:span></text:p>
        </draw:rect>
        <draw:line draw:style-name="gr2" draw:text-style-name="P2" draw:layer="layout" svg:x1="15.859cm" svg:y1="23.733cm" svg:x2="13.954cm" svg:y2="23.733cm">
          <text:p/>
        </draw:line>
        <draw:frame draw:style-name="gr3" draw:text-style-name="P3" draw:layer="layout" svg:width="1.397cm" svg:height="0.653cm" svg:x="14.208cm" svg:y="23.098cm">
          <draw:text-box>
            <text:p><text:span text:style-name="T2">West</text:span></text:p>
          </draw:text-box>
        </draw:frame>
        <draw:line draw:style-name="gr2" draw:text-style-name="P2" draw:layer="layout" svg:x1="13.954cm" svg:y1="24.241cm" svg:x2="15.859cm" svg:y2="24.241cm">
          <text:p/>
        </draw:line>
        <draw:frame draw:style-name="gr3" draw:text-style-name="P3" draw:layer="layout" svg:width="1.397cm" svg:height="0.653cm" svg:x="14.208cm" svg:y="24.223cm">
          <draw:text-box>
            <text:p><text:span text:style-name="T2">East</text:span></text:p>
          </draw:text-box>
        </draw:frame>
        <draw:rect draw:style-name="gr1" draw:text-style-name="P2" draw:layer="layout" svg:width="3.556cm" svg:height="1.651cm" svg:x="10.271cm" svg:y="20.558cm">
          <text:p text:style-name="P1"><text:span text:style-name="T1">Hall of mountain king</text:span></text:p>
          <text:p text:style-name="P1"><text:span text:style-name="T1">Snake</text:span></text:p>
        </draw:rect>
        <draw:line draw:style-name="gr2" draw:text-style-name="P2" draw:layer="layout" svg:x1="16.621cm" svg:y1="23.225cm" svg:x2="13.827cm" svg:y2="21.066cm">
          <text:p/>
        </draw:line>
        <draw:frame draw:style-name="gr4" draw:text-style-name="P3" draw:layer="layout" svg:width="1.778cm" svg:height="1.005cm" svg:x="14.97cm" svg:y="21.204cm">
          <draw:text-box>
            <text:p><text:span text:style-name="T2">North <text:s/>/ Down</text:span></text:p>
          </draw:text-box>
        </draw:frame>
        <draw:rect draw:style-name="gr1" draw:text-style-name="P4" draw:layer="layout" svg:width="3.556cm" svg:height="1.651cm" svg:x="5.699cm" svg:y="23.225cm">
          <text:p text:style-name="P1"><text:span text:style-name="T3">South side chamber</text:span></text:p>
          <text:p text:style-name="P1"><text:span text:style-name="T3">Jewelry</text:span></text:p>
        </draw:rect>
        <draw:line draw:style-name="gr2" draw:text-style-name="P2" draw:layer="layout" svg:x1="10.271cm" svg:y1="21.066cm" svg:x2="6.842cm" svg:y2="23.225cm">
          <text:p/>
        </draw:line>
        <draw:frame draw:style-name="gr3" draw:text-style-name="P3" draw:layer="layout" svg:width="1.397cm" svg:height="0.653cm" svg:x="6.334cm" svg:y="22.336cm">
          <draw:text-box>
            <text:p><text:span text:style-name="T2">South</text:span></text:p>
          </draw:text-box>
        </draw:frame>
        <draw:line draw:style-name="gr2" draw:text-style-name="P2" draw:layer="layout" svg:x1="7.477cm" svg:y1="23.225cm" svg:x2="10.271cm" svg:y2="21.574cm">
          <text:p/>
        </draw:line>
        <draw:frame draw:style-name="gr3" draw:text-style-name="P3" draw:layer="layout" svg:width="1.397cm" svg:height="0.653cm" svg:x="8.239cm" svg:y="22.572cm">
          <draw:text-box>
            <text:p><text:span text:style-name="T2">North</text:span></text:p>
          </draw:text-box>
        </draw:frame>
        <draw:line draw:style-name="gr2" draw:text-style-name="P2" draw:layer="layout" svg:x1="13.827cm" svg:y1="21.447cm" svg:x2="16.113cm" svg:y2="23.225cm">
          <text:p/>
        </draw:line>
        <draw:frame draw:style-name="gr3" draw:text-style-name="P3" draw:layer="layout" svg:width="1.397cm" svg:height="0.653cm" svg:x="13.827cm" svg:y="22.191cm">
          <draw:text-box>
            <text:p><text:span text:style-name="T2">East</text:span></text:p>
          </draw:text-box>
        </draw:frame>
        <draw:ellipse draw:style-name="gr1" draw:text-style-name="P2" draw:layer="layout" svg:width="1.651cm" svg:height="0.635cm" svg:x="16.748cm" svg:y="25.892cm">
          <text:p text:style-name="P1"><text:span text:style-name="T1">A</text:span></text:p>
        </draw:ellipse>
        <draw:line draw:style-name="gr2" draw:text-style-name="P2" draw:layer="layout" svg:x1="17.51cm" svg:y1="24.876cm" svg:x2="17.51cm" svg:y2="26.019cm">
          <text:p/>
        </draw:line>
        <draw:frame draw:style-name="gr3" draw:text-style-name="P3" draw:layer="layout" svg:width="1.397cm" svg:height="0.653cm" svg:x="16.24cm" svg:y="25.112cm">
          <draw:text-box>
            <text:p><text:span text:style-name="T2">South</text:span></text:p>
          </draw:text-box>
        </draw:frame>
        <draw:rect draw:style-name="gr1" draw:text-style-name="P4" draw:layer="layout" svg:width="3.556cm" svg:height="1.651cm" svg:x="4.048cm" svg:y="20.558cm">
          <text:p text:style-name="P1"><text:span text:style-name="T3">Low N/S passage</text:span></text:p>
          <text:p text:style-name="P1"><text:span text:style-name="T3">Silver</text:span></text:p>
        </draw:rect>
        <draw:line draw:style-name="gr2" draw:text-style-name="P2" draw:layer="layout" svg:x1="10.271cm" svg:y1="20.685cm" svg:x2="7.604cm" svg:y2="20.685cm">
          <text:p/>
        </draw:line>
        <draw:frame draw:style-name="gr3" draw:text-style-name="P3" draw:layer="layout" svg:width="1.397cm" svg:height="0.653cm" svg:x="8.239cm" svg:y="20.177cm">
          <draw:text-box>
            <text:p><text:span text:style-name="T2">North</text:span></text:p>
          </draw:text-box>
        </draw:frame>
        <draw:line draw:style-name="gr2" draw:text-style-name="P2" draw:layer="layout" svg:x1="7.604cm" svg:y1="20.939cm" svg:x2="10.398cm" svg:y2="20.939cm">
          <text:p/>
        </draw:line>
        <draw:frame draw:style-name="gr3" draw:text-style-name="P3" draw:layer="layout" svg:width="1.397cm" svg:height="0.653cm" svg:x="7.985cm" svg:y="20.921cm">
          <draw:text-box>
            <text:p><text:span text:style-name="T2">South</text:span></text:p>
          </draw:text-box>
        </draw:frame>
        <draw:line draw:style-name="gr2" draw:text-style-name="P2" draw:layer="layout" svg:x1="17.764cm" svg:y1="25.892cm" svg:x2="17.764cm" svg:y2="24.876cm">
          <text:p/>
        </draw:line>
        <draw:line draw:style-name="gr5" draw:text-style-name="P1" draw:layer="layout" svg:x1="15.478cm" svg:y1="2.27cm" svg:x2="1.762cm" svg:y2="2.27cm">
          <text:p/>
        </draw:line>
        <draw:line draw:style-name="gr5" draw:text-style-name="P1" draw:layer="layout" svg:x1="1.762cm" svg:y1="2.27cm" svg:x2="1.762cm" svg:y2="15.986cm">
          <text:p/>
        </draw:line>
        <draw:frame draw:style-name="gr6" draw:text-style-name="P5" draw:layer="layout" svg:width="1.524cm" svg:height="0.603cm" svg:x="10.652cm" svg:y="1.667cm">
          <draw:text-box>
            <text:p><text:span text:style-name="T2">XYZZY</text:span></text:p>
          </draw:text-box>
        </draw:frame>
        <draw:ellipse draw:style-name="gr7" draw:text-style-name="P6" draw:layer="layout" svg:width="1.651cm" svg:height="0.889cm" svg:x="1.127cm" svg:y="20.939cm">
          <text:p text:style-name="P1"><text:span text:style-name="T2">B</text:span></text:p>
        </draw:ellipse>
        <draw:line draw:style-name="gr5" draw:text-style-name="P1" draw:layer="layout" svg:x1="4.048cm" svg:y1="21.193cm" svg:x2="2.651cm" svg:y2="21.193cm">
          <text:p/>
        </draw:line>
        <draw:frame draw:style-name="gr8" draw:text-style-name="P5" draw:layer="layout" svg:width="1.397cm" svg:height="0.635cm" svg:x="2.524cm" svg:y="20.431cm">
          <draw:text-box>
            <text:p><text:span text:style-name="T2">North</text:span></text:p>
          </draw:text-box>
        </draw:frame>
        <draw:ellipse draw:style-name="gr7" draw:text-style-name="P6" draw:layer="layout" svg:width="1.651cm" svg:height="0.889cm" svg:x="12.557cm" svg:y="2.778cm">
          <text:p text:style-name="P1"><text:span text:style-name="T2">B</text:span></text:p>
        </draw:ellipse>
        <draw:line draw:style-name="gr5" draw:text-style-name="P1" draw:layer="layout" svg:x1="15.478cm" svg:y1="3.032cm" svg:x2="14.081cm" svg:y2="3.032cm">
          <text:p/>
        </draw:line>
        <draw:frame draw:style-name="gr8" draw:text-style-name="P5" draw:layer="layout" svg:width="1.397cm" svg:height="0.635cm" svg:x="13.954cm" svg:y="2.27cm">
          <draw:text-box>
            <text:p><text:span text:style-name="T2">Plugh</text:span></text:p>
          </draw:text-box>
        </draw:frame>
        <draw:ellipse draw:style-name="gr7" draw:text-style-name="P6" draw:layer="layout" svg:width="1.651cm" svg:height="0.889cm" svg:x="1.254cm" svg:y="23.225cm">
          <text:p text:style-name="P1"><text:span text:style-name="T2">C</text:span></text:p>
        </draw:ellipse>
        <draw:line draw:style-name="gr5" draw:text-style-name="P1" draw:layer="layout" svg:x1="4.048cm" svg:y1="22.209cm" svg:x2="2.651cm" svg:y2="23.479cm">
          <text:p/>
        </draw:line>
        <draw:frame draw:style-name="gr8" draw:text-style-name="P5" draw:layer="layout" svg:width="1.397cm" svg:height="0.635cm" svg:x="2.524cm" svg:y="22.209cm">
          <draw:text-box>
            <text:p><text:span text:style-name="T2">Down</text:span></text:p>
          </draw:text-box>
        </draw:frame>
        <draw:rect draw:style-name="gr1" draw:text-style-name="P4" draw:layer="layout" svg:width="3.556cm" svg:height="1.651cm" svg:x="5.826cm" svg:y="25.13cm">
          <text:p text:style-name="P1"><text:span text:style-name="T3">West side of fissure</text:span></text:p>
          <text:p text:style-name="P1"><text:span text:style-name="T3">Diamonds</text:span></text:p>
        </draw:rect>
        <draw:line draw:style-name="gr5" draw:text-style-name="P1" draw:layer="layout" svg:x1="10.398cm" svg:y1="23.733cm" svg:x2="9.382cm" svg:y2="26.019cm">
          <text:p/>
        </draw:line>
        <draw:frame draw:style-name="gr3" draw:text-style-name="P3" draw:layer="layout" svg:width="1.397cm" svg:height="0.653cm" svg:x="9.001cm" svg:y="24.241cm">
          <draw:text-box>
            <text:p><text:span text:style-name="T2">West</text:span></text:p>
          </draw:text-box>
        </draw:frame>
        <draw:rect draw:style-name="gr1" draw:text-style-name="P2" draw:layer="layout" svg:width="3.556cm" svg:height="1.651cm" svg:x="15.478cm" svg:y="4.302cm">
          <text:p text:style-name="P1"><text:span text:style-name="T1">Open forest/deep valley</text:span></text:p>
        </draw:rect>
        <draw:line draw:style-name="gr2" draw:text-style-name="P2" draw:layer="layout" svg:x1="13.573cm" svg:y1="4.81cm" svg:x2="15.478cm" svg:y2="4.81cm">
          <text:p/>
        </draw:line>
        <draw:frame draw:style-name="gr4" draw:text-style-name="P3" draw:layer="layout" svg:width="1.524cm" svg:height="1.005cm" svg:x="13.827cm" svg:y="4.302cm">
          <draw:text-box>
            <text:p><text:span text:style-name="T2">North /East</text:span></text:p>
          </draw:text-box>
        </draw:frame>
        <draw:line draw:style-name="gr5" draw:text-style-name="P1" draw:layer="layout" svg:x1="7.096cm" svg:y1="4.429cm" svg:x2="7.096cm" svg:y2="3.921cm">
          <text:p/>
        </draw:line>
        <draw:line draw:style-name="gr5" draw:text-style-name="P1" draw:layer="layout" svg:x1="7.096cm" svg:y1="3.9cm" svg:x2="16.494cm" svg:y2="3.921cm">
          <text:p/>
        </draw:line>
        <draw:line draw:style-name="gr5" draw:text-style-name="P1" draw:layer="layout" svg:x1="16.494cm" svg:y1="3.921cm" svg:x2="16.494cm" svg:y2="4.429cm">
          <text:p/>
        </draw:line>
        <draw:frame draw:style-name="gr8" draw:text-style-name="P5" draw:layer="layout" svg:width="2.794cm" svg:height="0.635cm" svg:x="8.112cm" svg:y="3.413cm">
          <draw:text-box>
            <text:p><text:span text:style-name="T2">North/South</text:span></text:p>
          </draw:text-box>
        </draw:frame>
        <draw:line draw:style-name="gr5" draw:text-style-name="P1" draw:layer="layout" svg:x1="13.573cm" svg:y1="7.731cm" svg:x2="17.002cm" svg:y2="7.731cm">
          <text:p/>
        </draw:line>
        <draw:line draw:style-name="gr5" draw:text-style-name="P1" draw:layer="layout" svg:x1="17.002cm" svg:y1="7.731cm" svg:x2="17.002cm" svg:y2="5.953cm">
          <text:p/>
        </draw:line>
        <draw:frame draw:style-name="gr8" draw:text-style-name="P5" draw:layer="layout" svg:width="2.794cm" svg:height="0.635cm" svg:x="13.446cm" svg:y="7.223cm">
          <draw:text-box>
            <text:p><text:span text:style-name="T2">East/West</text:span></text:p>
          </draw:text-box>
        </draw:frame>
        <draw:line draw:style-name="gr5" draw:text-style-name="P1" draw:layer="layout" svg:x1="13.573cm" svg:y1="8.239cm" svg:x2="17.51cm" svg:y2="8.239cm">
          <text:p/>
        </draw:line>
        <draw:line draw:style-name="gr5" draw:text-style-name="P1" draw:layer="layout" svg:x1="17.002cm" svg:y1="8.747cm" svg:x2="13.573cm" svg:y2="8.747cm">
          <text:p/>
        </draw:line>
        <draw:line draw:style-name="gr5" draw:text-style-name="P1" draw:layer="layout" svg:x1="12.811cm" svg:y1="8.874cm" svg:x2="12.811cm" svg:y2="12.938cm">
          <text:p/>
        </draw:line>
        <draw:line draw:style-name="gr5" draw:text-style-name="P1" draw:layer="layout" svg:x1="12.811cm" svg:y1="12.938cm" svg:x2="15.605cm" svg:y2="12.938cm">
          <text:p/>
        </draw:line>
        <draw:frame draw:style-name="gr3" draw:text-style-name="P3" draw:layer="layout" svg:width="2.54cm" svg:height="0.653cm" svg:x="10.779cm" svg:y="10.38cm">
          <draw:text-box>
            <text:p><text:span text:style-name="T2">Depression</text:span></text:p>
          </draw:text-box>
        </draw:frame>
        <draw:line draw:style-name="gr5" draw:text-style-name="P1" draw:layer="layout" svg:x1="9.89cm" svg:y1="5.953cm" svg:x2="8.874cm" svg:y2="5.953cm">
          <text:p/>
        </draw:line>
        <draw:line draw:style-name="gr5" draw:text-style-name="P1" draw:layer="layout" svg:x1="8.874cm" svg:y1="5.953cm" svg:x2="8.874cm" svg:y2="13.7cm">
          <text:p/>
        </draw:line>
        <draw:line draw:style-name="gr5" draw:text-style-name="P1" draw:layer="layout" svg:x1="8.874cm" svg:y1="13.7cm" svg:x2="15.605cm" svg:y2="13.7cm">
          <text:p/>
        </draw:line>
        <draw:frame draw:style-name="gr3" draw:text-style-name="P3" draw:layer="layout" svg:width="2.54cm" svg:height="0.653cm" svg:x="6.969cm" svg:y="8.475cm">
          <draw:text-box>
            <text:p><text:span text:style-name="T2">Depression</text:span></text:p>
          </draw:text-box>
        </draw:frame>
        <draw:line draw:style-name="gr5" draw:text-style-name="P1" draw:layer="layout" svg:x1="16.494cm" svg:y1="5.953cm" svg:x2="16.494cm" svg:y2="7.096cm">
          <text:p/>
        </draw:line>
        <draw:line draw:style-name="gr5" draw:text-style-name="P1" draw:layer="layout" svg:x1="16.494cm" svg:y1="7.096cm" svg:x2="13.573cm" svg:y2="7.096cm">
          <text:p/>
        </draw:line>
        <draw:frame draw:style-name="gr3" draw:text-style-name="P3" draw:layer="layout" svg:width="1.397cm" svg:height="0.653cm" svg:x="15.478cm" svg:y="6.062cm">
          <draw:text-box>
            <text:p><text:span text:style-name="T2">East</text:span></text:p>
          </draw:text-box>
        </draw:frame>
        <draw:line draw:style-name="gr5" draw:text-style-name="P1" draw:layer="layout" svg:x1="17.637cm" svg:y1="5.953cm" svg:x2="17.637cm" svg:y2="6.969cm">
          <text:p/>
        </draw:line>
        <draw:line draw:style-name="gr5" draw:text-style-name="P1" draw:layer="layout" svg:x1="17.637cm" svg:y1="6.969cm" svg:x2="20.05cm" svg:y2="6.969cm">
          <text:p/>
        </draw:line>
        <draw:line draw:style-name="gr5" draw:text-style-name="P1" draw:layer="layout" svg:x1="20.05cm" svg:y1="6.969cm" svg:x2="20.05cm" svg:y2="5.191cm">
          <text:p/>
        </draw:line>
        <draw:line draw:style-name="gr5" draw:text-style-name="P1" draw:layer="layout" svg:x1="20.05cm" svg:y1="5.191cm" svg:x2="19.034cm" svg:y2="5.191cm">
          <text:p/>
        </draw:line>
        <draw:frame draw:style-name="gr9" draw:text-style-name="P5" draw:layer="layout" svg:width="1.397cm" svg:height="0.955cm" svg:x="18.124cm" svg:y="6.501cm">
          <draw:text-box>
            <text:p><text:span text:style-name="T2">West/South</text:span></text:p>
          </draw:text-box>
        </draw:frame>
        <draw:rect draw:style-name="gr1" draw:text-style-name="P2" draw:layer="layout" svg:width="3.556cm" svg:height="1.651cm" svg:x="4.556cm" svg:y="6.588cm">
          <text:p text:style-name="P1"><text:span text:style-name="T1">Forest near valley</text:span></text:p>
          <text:p text:style-name="P1"><text:span text:style-name="T1">and road</text:span></text:p>
        </draw:rect>
        <draw:line draw:style-name="gr5" draw:text-style-name="P1" draw:layer="layout" svg:x1="8.112cm" svg:y1="7.35cm" svg:x2="8.62cm" svg:y2="7.35cm">
          <text:p/>
        </draw:line>
        <draw:line draw:style-name="gr5" draw:text-style-name="P1" draw:layer="layout" svg:x1="8.62cm" svg:y1="7.35cm" svg:x2="8.62cm" svg:y2="5.572cm">
          <text:p/>
        </draw:line>
        <draw:line draw:style-name="gr5" draw:text-style-name="P7" draw:layer="layout" svg:x1="8.62cm" svg:y1="5.699cm" svg:x2="9.89cm" svg:y2="5.699cm">
          <text:p/>
        </draw:line>
        <draw:frame draw:style-name="gr9" draw:text-style-name="P5" draw:layer="layout" svg:width="1.397cm" svg:height="0.955cm" svg:x="7.604cm" svg:y="6.08cm">
          <draw:text-box>
            <text:p><text:span text:style-name="T2">North</text:span></text:p>
          </draw:text-box>
        </draw:frame>
        <draw:line draw:style-name="gr5" draw:text-style-name="P1" draw:layer="layout" svg:x1="8.112cm" svg:y1="7.858cm" svg:x2="9.89cm" svg:y2="7.858cm">
          <text:p/>
        </draw:line>
        <draw:frame draw:style-name="gr9" draw:text-style-name="P5" draw:layer="layout" svg:width="1.397cm" svg:height="0.955cm" svg:x="8.112cm" svg:y="7.411cm">
          <draw:text-box>
            <text:p><text:span text:style-name="T2">East/West</text:span></text:p>
          </draw:text-box>
        </draw:frame>
        <draw:line draw:style-name="gr5" draw:text-style-name="P1" draw:layer="layout" svg:x1="19.288cm" svg:y1="10.271cm" svg:x2="20.304cm" svg:y2="10.271cm">
          <text:p/>
        </draw:line>
        <draw:line draw:style-name="gr5" draw:text-style-name="P1" draw:layer="layout" svg:x1="20.304cm" svg:y1="10.271cm" svg:x2="20.304cm" svg:y2="4.556cm">
          <text:p/>
        </draw:line>
        <draw:line draw:style-name="gr5" draw:text-style-name="P1" draw:layer="layout" svg:x1="20.304cm" svg:y1="4.556cm" svg:x2="19.034cm" svg:y2="4.556cm">
          <text:p/>
        </draw:line>
        <draw:frame draw:style-name="gr9" draw:text-style-name="P5" draw:layer="layout" svg:width="1.397cm" svg:height="0.955cm" svg:x="19.193cm" svg:y="9.255cm">
          <draw:text-box>
            <text:p><text:span text:style-name="T2">East/West</text:span></text:p>
          </draw:text-box>
        </draw:frame>
        <draw:line draw:style-name="gr5" draw:text-style-name="P1" draw:layer="layout" svg:x1="19.288cm" svg:y1="13.319cm" svg:x2="20.304cm" svg:y2="13.319cm">
          <text:p/>
        </draw:line>
        <draw:line draw:style-name="gr5" draw:text-style-name="P1" draw:layer="layout" svg:x1="20.304cm" svg:y1="13.319cm" svg:x2="20.304cm" svg:y2="10.271cm">
          <text:p/>
        </draw:line>
        <draw:frame draw:style-name="gr10" draw:text-style-name="P5" draw:layer="layout" svg:width="1.397cm" svg:height="1.307cm" svg:x="19.161cm" svg:y="12.491cm">
          <draw:text-box>
            <text:p><text:span text:style-name="T2">East/West/South</text:span></text:p>
          </draw:text-box>
        </draw:frame>
        <draw:line draw:style-name="gr5" draw:text-style-name="P1" draw:layer="layout" svg:x1="17.256cm" svg:y1="17.129cm" svg:x2="17.256cm" svg:y2="18.145cm">
          <text:p/>
        </draw:line>
        <draw:frame draw:style-name="gr6" draw:text-style-name="P5" draw:layer="layout" svg:width="1.397cm" svg:height="0.603cm" svg:x="16.621cm" svg:y="17.129cm">
          <draw:text-box>
            <text:p><text:span text:style-name="T2">Pit</text:span></text:p>
          </draw:text-box>
        </draw:frame>
        <draw:line draw:style-name="gr5" draw:text-style-name="P1" draw:layer="layout" svg:x1="16.494cm" svg:y1="17.129cm" svg:x2="16.494cm" svg:y2="17.764cm">
          <text:p/>
        </draw:line>
        <draw:line draw:style-name="gr5" draw:text-style-name="P1" draw:layer="layout" svg:x1="16.494cm" svg:y1="17.637cm" svg:x2="7.858cm" svg:y2="17.637cm">
          <text:p/>
        </draw:line>
        <draw:line draw:style-name="gr5" draw:text-style-name="P6" draw:layer="layout" svg:x1="7.858cm" svg:y1="17.637cm" svg:x2="7.858cm" svg:y2="17.129cm">
          <text:p/>
        </draw:line>
        <draw:frame draw:style-name="gr6" draw:text-style-name="P5" draw:layer="layout" svg:width="1.524cm" svg:height="0.603cm" svg:x="14.843cm" svg:y="17.256cm">
          <draw:text-box>
            <text:p><text:span text:style-name="T2">Debris</text:span></text:p>
          </draw:text-box>
        </draw:frame>
        <draw:ellipse draw:style-name="gr1" draw:text-style-name="P2" draw:layer="layout" svg:width="1.651cm" svg:height="0.635cm" svg:x="18.78cm" svg:y="25.892cm">
          <text:p text:style-name="P1"><text:span text:style-name="T1">D</text:span></text:p>
        </draw:ellipse>
        <draw:line draw:style-name="gr5" draw:text-style-name="P1" draw:layer="layout" svg:x1="18.653cm" svg:y1="24.876cm" svg:x2="19.669cm" svg:y2="25.892cm">
          <text:p/>
        </draw:line>
        <draw:frame draw:style-name="gr6" draw:text-style-name="P5" draw:layer="layout" svg:width="1.016cm" svg:height="0.603cm" svg:x="19.034cm" svg:y="24.908cm">
          <draw:text-box>
            <text:p><text:span text:style-name="T2">Y2</text:span></text:p>
          </draw:text-box>
        </draw:frame>
        <draw:rect draw:style-name="gr1" draw:text-style-name="P2" draw:layer="layout" svg:width="2.921cm" svg:height="1.778cm" svg:x="1.254cm" svg:y="18.018cm">
          <text:p text:style-name="P1"><text:span text:style-name="T1">West side chamber</text:span></text:p>
          <text:p text:style-name="P1"><text:span text:style-name="T1">Coins</text:span></text:p>
        </draw:rect>
        <draw:line draw:style-name="gr5" draw:text-style-name="P1" draw:layer="layout" svg:x1="11.16cm" svg:y1="20.558cm" svg:x2="11.16cm" svg:y2="20.177cm">
          <text:p/>
        </draw:line>
        <draw:line draw:style-name="gr5" draw:text-style-name="P1" draw:layer="layout" svg:x1="11.16cm" svg:y1="20.177cm" svg:x2="2.778cm" svg:y2="20.177cm">
          <text:p/>
        </draw:line>
        <draw:line draw:style-name="gr5" draw:text-style-name="P1" draw:layer="layout" svg:x1="2.778cm" svg:y1="20.177cm" svg:x2="2.778cm" svg:y2="19.796cm">
          <text:p/>
        </draw:line>
        <draw:frame draw:style-name="gr3" draw:text-style-name="P3" draw:layer="layout" svg:width="1.397cm" svg:height="0.653cm" svg:x="9.763cm" svg:y="20.05cm">
          <draw:text-box>
            <text:p><text:span text:style-name="T2">West</text:span></text:p>
          </draw:text-box>
        </draw:frame>
        <draw:line draw:style-name="gr5" draw:text-style-name="P1" draw:layer="layout" svg:x1="4.175cm" svg:y1="19.796cm" svg:x2="12.049cm" svg:y2="20.05cm">
          <text:p/>
        </draw:line>
        <draw:line draw:style-name="gr5" draw:text-style-name="P1" draw:layer="layout" svg:x1="12.049cm" svg:y1="20.05cm" svg:x2="12.049cm" svg:y2="20.558cm">
          <text:p/>
        </draw:line>
        <draw:frame draw:style-name="gr3" draw:text-style-name="P3" draw:layer="layout" svg:width="1.397cm" svg:height="0.653cm" svg:x="4.048cm" svg:y="19.651cm">
          <draw:text-box>
            <text:p><text:span text:style-name="T2">East</text:span></text:p>
          </draw:text-box>
        </draw:frame>
        <draw:line draw:style-name="gr5" draw:text-style-name="P1" draw:layer="layout" svg:x1="9.382cm" svg:y1="26.4cm" svg:x2="10.398cm" svg:y2="24.368cm">
          <text:p/>
        </draw:line>
        <draw:frame draw:style-name="gr4" draw:text-style-name="P3" draw:layer="layout" svg:width="1.397cm" svg:height="1.005cm" svg:x="9.509cm" svg:y="25.765cm">
          <draw:text-box>
            <text:p><text:span text:style-name="T2">Back/Hall</text:span></text:p>
          </draw:text-box>
        </draw:frame>
        <draw:ellipse draw:style-name="gr1" draw:text-style-name="P2" draw:layer="layout" svg:width="1.651cm" svg:height="0.635cm" svg:x="1.381cm" svg:y="25.384cm">
          <text:p text:style-name="P1"><text:span text:style-name="T1">E</text:span></text:p>
        </draw:ellipse>
        <draw:line draw:style-name="gr5" draw:text-style-name="P1" draw:layer="layout" svg:x1="5.826cm" svg:y1="25.638cm" svg:x2="3.032cm" svg:y2="25.638cm">
          <text:p/>
        </draw:line>
        <draw:frame draw:style-name="gr3" draw:text-style-name="P3" draw:layer="layout" svg:width="1.397cm" svg:height="0.653cm" svg:x="4.556cm" svg:y="25.112cm">
          <draw:text-box>
            <text:p><text:span text:style-name="T2">West</text:span></text:p>
          </draw:text-box>
        </draw:frame>
        <draw:line draw:style-name="gr5" draw:text-style-name="P1" draw:layer="layout" svg:x1="3.032cm" svg:y1="25.765cm" svg:x2="5.826cm" svg:y2="25.765cm">
          <text:p/>
        </draw:line>
        <draw:ellipse draw:style-name="gr1" draw:text-style-name="P2" draw:layer="layout" svg:width="1.651cm" svg:height="0.635cm" svg:x="1.889cm" svg:y="16.494cm">
          <text:p text:style-name="P1"><text:span text:style-name="T1">F</text:span></text:p>
        </draw:ellipse>
        <draw:line draw:style-name="gr5" draw:text-style-name="P1" draw:layer="layout" svg:x1="2.524cm" svg:y1="18.018cm" svg:x2="2.524cm" svg:y2="17.129cm">
          <text:p/>
        </draw:line>
        <draw:frame draw:style-name="gr3" draw:text-style-name="P3" draw:layer="layout" svg:width="1.397cm" svg:height="0.653cm" svg:x="1.508cm" svg:y="17.365cm">
          <draw:text-box>
            <text:p><text:span text:style-name="T2">West</text:span></text:p>
          </draw:text-box>
        </draw:frame>
        <draw:line draw:style-name="gr5" draw:text-style-name="P1" draw:layer="layout" svg:x1="1.762cm" svg:y1="15.986cm" svg:x2="4.683cm" svg:y2="15.986cm">
          <text:p/>
        </draw:line>
        <draw:ellipse draw:style-name="gr7" draw:text-style-name="P6" draw:layer="layout" svg:width="1.651cm" svg:height="0.762cm" svg:x="18.399cm" svg:y="20.939cm">
          <text:p text:style-name="P1"><text:span text:style-name="T2">G</text:span></text:p>
        </draw:ellipse>
        <draw:line draw:style-name="gr5" draw:text-style-name="P1" draw:layer="layout" svg:x1="18.399cm" svg:y1="21.32cm" svg:x2="13.827cm" svg:y2="20.812cm">
          <text:p/>
        </draw:line>
        <draw:ellipse draw:style-name="gr1" draw:text-style-name="P2" draw:layer="layout" svg:width="1.651cm" svg:height="0.635cm" svg:x="8.239cm" svg:y="14.081cm">
          <text:p text:style-name="P1"><text:span text:style-name="T1">O</text:span></text:p>
        </draw:ellipse>
        <draw:line draw:style-name="gr5" draw:text-style-name="P1" draw:layer="layout" svg:x1="9.255cm" svg:y1="14.716cm" svg:x2="10.271cm" svg:y2="18.1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en Boyd</meta:initial-creator>
    <meta:creation-date>2020-04-13T14:00:14.99</meta:creation-date>
    <dc:date>2020-04-16T11:20:38.51</dc:date>
    <dc:creator>Stephen Boyd</dc:creator>
    <meta:editing-duration>PT7H40M26S</meta:editing-duration>
    <meta:editing-cycles>56</meta:editing-cycles>
    <meta:generator>OpenOffice/4.1.1$Win32 OpenOffice.org_project/411m6$Build-9775</meta:generator>
    <meta:printed-by>Stephen Boyd</meta:printed-by>
    <meta:print-date>2020-04-15T14:09:25.62</meta:print-date>
    <meta:document-statistic meta:object-count="172"/>
  </office:meta>
</office:document-meta>
</file>